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rsid="0059f3f7" officeooo:paragraph-rsid="0059f3f7"/>
    </style:style>
    <style:style style:name="P2" style:family="paragraph" style:parent-style-name="Thesis_5f_Heading1_5f_appendix" style:master-page-name="Thesis_5f_bodyPage_5f_appendix">
      <style:paragraph-properties style:page-number="auto"/>
    </style:style>
    <style:style style:name="T1" style:family="text">
      <style:text-properties officeooo:rsid="00584c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2634749" text:style-name="Thesis_5f_numbering_5f_appendix">
        <text:list-item>
          <text:h text:style-name="P2" text:outline-level="1">Списък с използваните <text:span text:style-name="T1">допълнителни </text:span>пакети <text:span text:style-name="T1">към</text:span> R</text:h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next-style-name="Thesis_5f_body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Thesis_5f_bodyPageLandscape_5f_appendix" style:display-name="Thesis_bodyPageLandscape_appendix" style:page-layout-name="Mpm7" style:next-style-name="Thesis_5f_bodyPageLandscape"/>
    <style:master-page style:name="Landscape" style:page-layout-name="Mpm8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Envelope" style:page-layout-name="Mpm11">
      <style:header>
        <text:p text:style-name="Header"/>
      </style:header>
    </style:master-page>
    <style:master-page style:name="Right_20_Page" style:display-name="Right Page" style:page-layout-name="Mpm12" style:next-style-name="Left_20_Page">
      <style:header>
        <text:p text:style-name="Header"/>
      </style:header>
    </style:master-page>
    <style:master-page style:name="Left_20_Page" style:display-name="Left Page" style:page-layout-name="Mpm13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5:18:26.636922270</meta:creation-date>
    <meta:editing-duration>PT5M17S</meta:editing-duration>
    <meta:editing-cycles>11</meta:editing-cycles>
    <meta:generator>LibreOffice/6.0.7.3$Linux_X86_64 LibreOffice_project/00m0$Build-3</meta:generator>
    <dc:date>2019-03-01T10:57:54.573648207</dc:date>
    <dc:creator>SK </dc:creator>
    <meta:document-statistic meta:table-count="0" meta:image-count="0" meta:object-count="0" meta:page-count="1" meta:paragraph-count="1" meta:word-count="8" meta:character-count="50" meta:non-whitespace-character-count="43"/>
    <meta:template xlink:type="simple" xlink:actuate="onRequest" xlink:title="thesis_styles" xlink:href="../../thesis_working/styles_templates/thesis_styles.ott" meta:date="2018-12-07T15:45:04.222538492"/>
  </office:meta>
</office:document-meta>
</file>